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6.265cm"/>
    </style:style>
    <style:style style:name="co5" style:family="table-column">
      <style:table-column-properties fo:break-before="auto" style:column-width="12.726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3.91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2.007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624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ta1" style:family="table" style:master-page-name="PageStyle_5f_Commit-Verlauf">
      <style:table-properties table:display="true" style:writing-mode="lr-tb"/>
    </style:style>
    <style:style style:name="ta2" style:family="table" style:master-page-name="PageStyle_5f_Legende">
      <style:table-properties table:display="true" style:writing-mode="lr-tb"/>
    </style:style>
    <style:style style:name="ce1" style:family="table-cell" style:parent-style-name="Default">
      <style:table-cell-properties fo:background-color="#1b4f7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5f5e3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5d3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d5f5e3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d6eaf8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ae5d3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d6eaf8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ext-properties style:font-name="Calibri" style:font-name-complex="Calibri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d5f5e3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ae5d3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d5f5e3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ae5d3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it-Verlau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6" table:number-columns-repeated="16378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um des Hochladens</text:p>
          </table:table-cell>
          <table:table-cell table:style-name="ce1" office:value-type="string" calcext:value-type="string">
            <text:p>Name der Übertragung</text:p>
          </table:table-cell>
          <table:table-cell table:style-name="ce1" office:value-type="string" calcext:value-type="string">
            <text:p>Detaillierte Beschreibung</text:p>
          </table:table-cell>
          <table:table-cell office:value-type="string" calcext:value-type="string">
            <text:p>Zusammenfassung von Github repository von Cloude. 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25</text:p>
          </table:table-cell>
          <table:table-cell office:value-type="string" calcext:value-type="string">
            <text:p>Spiel fertiggestellt</text:p>
          </table:table-cell>
          <table:table-cell office:value-type="string" calcext:value-type="string">
            <text:p>Endbildschirm erstellt (Danke-Seite, Credits, getötete Ratten-Anzeige). Spieler stirbt jetzt → Szene wechselt zum Endbildschirm statt respawnen. Barrel-Szene entfernt. Rattten-Kill-Zähler in GlobalVariables eingebaut. Gegner-Lebens­punkte angepasst (Ratte: 15, Kommunismus-Ratte: 5). Kamera-Grenze nach oben verkürzt.</text:p>
          </table:table-cell>
          <table:table-cell table:style-name="ce14" office:value-type="string" calcext:value-type="string">
            <text:p><text:span text:style-name="T1">Promt: Zusammenfassung von </text:span><text:span text:style-name="T1"><text:a xlink:href="https://github.com/ThgTheReal/info-game-fr" xlink:type="simple">https://github.com/ThgTheReal/info-game-fr</text:a></text:span><text:span text:style-name="T1"> Pushes in einer csv datei</text:span></text:p>
          </table:table-cell>
          <table:table-cell table:style-name="Default" table:number-columns-repeated="1637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25</text:p>
          </table:table-cell>
          <table:table-cell table:style-name="ce10" office:value-type="string" calcext:value-type="string">
            <text:p>Branch zusammengeführt</text:p>
          </table:table-cell>
          <table:table-cell table:style-name="ce10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25</text:p>
          </table:table-cell>
          <table:table-cell table:style-name="ce10" office:value-type="string" calcext:value-type="string">
            <text:p>Karte neu aufgebaut</text:p>
          </table:table-cell>
          <table:table-cell table:style-name="ce10" office:value-type="string" calcext:value-type="string">
            <text:p>Weltkarte komplett neu aufgebaut. Barrel-Szene überarbeitet. Spieler-Animations­ressource aktualisiert. Lagerfeuer- und Steuerungs-Szene angepass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25</text:p>
          </table:table-cell>
          <table:table-cell office:value-type="string" calcext:value-type="string">
            <text:p>Rundenbasiertes System</text:p>
          </table:table-cell>
          <table:table-cell office:value-type="string" calcext:value-type="string">
            <text:p>Rundenbasiertes System eingeführt: Fässer spawnen nach Wellen, Barrel- und Ratten-Skripte für Runden-Logik angepasst. Weltkarte mit neuen Spawnpunkten versehen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25</text:p>
          </table:table-cell>
          <table:table-cell office:value-type="string" calcext:value-type="string">
            <text:p>Branch zusammengeführt</text:p>
          </table:table-cell>
          <table:table-cell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25</text:p>
          </table:table-cell>
          <table:table-cell office:value-type="string" calcext:value-type="string">
            <text:p>Globale Variablen ergänzt</text:p>
          </table:table-cell>
          <table:table-cell office:value-type="string" calcext:value-type="string">
            <text:p>Neue Einträge in GlobalVariables hinzugefügt. Hintergrundmusik-Import eingebunden. Spieler- und Barrel-Skript angepasst. Animations­ressource und Spieler-Szene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25</text:p>
          </table:table-cell>
          <table:table-cell table:style-name="ce11" office:value-type="string" calcext:value-type="string">
            <text:p>Lebensbalken-Korrektur 2</text:p>
          </table:table-cell>
          <table:table-cell table:style-name="ce11" office:value-type="string" calcext:value-type="string">
            <text:p>Zweite Korrektur am Lebensbalken in der Spieler-Szene (Player.tscn). Layout/Position des Balkens feinjust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25</text:p>
          </table:table-cell>
          <table:table-cell table:style-name="ce11" office:value-type="string" calcext:value-type="string">
            <text:p>Branch zusammengeführt</text:p>
          </table:table-cell>
          <table:table-cell table:style-name="ce11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25</text:p>
          </table:table-cell>
          <table:table-cell table:style-name="ce11" office:value-type="string" calcext:value-type="string">
            <text:p>Lebensbalken-Korrektur</text:p>
          </table:table-cell>
          <table:table-cell table:style-name="ce11" office:value-type="string" calcext:value-type="string">
            <text:p>Lebensbalken-Anzeige korrigiert: Neue Textur-Dateien für den Balken hinzugefügt, Barrel- und Lagerfeuer-Szene sowie Projekteinstellungen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25</text:p>
          </table:table-cell>
          <table:table-cell table:style-name="ce10" office:value-type="string" calcext:value-type="string">
            <text:p>Branch zusammengeführt</text:p>
          </table:table-cell>
          <table:table-cell table:style-name="ce10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25</text:p>
          </table:table-cell>
          <table:table-cell table:style-name="ce10" office:value-type="string" calcext:value-type="string">
            <text:p>Soundeffekte hinzugefügt</text:p>
          </table:table-cell>
          <table:table-cell table:style-name="ce10" office:value-type="string" calcext:value-type="string">
            <text:p>6 neue Sound-Effekt-Dateien hinzugefügt: Zauberspruch-Sound, Feuer-Whoosh-Sound und Schwert-Sound (je .mp3 + Import-Datei)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25</text:p>
          </table:table-cell>
          <table:table-cell table:style-name="ce11" office:value-type="string" calcext:value-type="string">
            <text:p>Lebensbalken hinzugefügt</text:p>
          </table:table-cell>
          <table:table-cell table:style-name="ce11" office:value-type="string" calcext:value-type="string">
            <text:p>Lebensbalken-Grafik hinzugefügt: Neue PNG-Textur und zugehörige Import-Datei für die Lebensbalken-Anzeige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25</text:p>
          </table:table-cell>
          <table:table-cell table:style-name="ce10" office:value-type="string" calcext:value-type="string">
            <text:p>Branch zusammengeführt</text:p>
          </table:table-cell>
          <table:table-cell table:style-name="ce10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25</text:p>
          </table:table-cell>
          <table:table-cell table:style-name="ce10" office:value-type="string" calcext:value-type="string">
            <text:p>Texturen korrigiert</text:p>
          </table:table-cell>
          <table:table-cell table:style-name="ce10" office:value-type="string" calcext:value-type="string">
            <text:p>Kommunismus-Ratten-Textur (Walk-Animation) hinzugefügt/korrigiert. Musik-Import-Datei reparier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25</text:p>
          </table:table-cell>
          <table:table-cell office:value-type="string" calcext:value-type="string">
            <text:p>Branch zusammengeführt</text:p>
          </table:table-cell>
          <table:table-cell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25</text:p>
          </table:table-cell>
          <table:table-cell office:value-type="string" calcext:value-type="string">
            <text:p>Organisation + Korrekturen + Weltaufbau</text:p>
          </table:table-cell>
          <table:table-cell office:value-type="string" calcext:value-type="string">
            <text:p>Großes Aufräum-Commit: 48 Dateien reorganisiert, 8 veraltete Dateien gelöscht. Gegner- und Spieler-Skripte überarbeitet, Weltaufbau erweitert, Ratten- und Kommunismus-Ratten-Szenen konsolid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25</text:p>
          </table:table-cell>
          <table:table-cell table:style-name="ce10" office:value-type="string" calcext:value-type="string">
            <text:p>Hintergrundmusik hinzugefügt</text:p>
          </table:table-cell>
          <table:table-cell table:style-name="ce10" office:value-type="string" calcext:value-type="string">
            <text:p>Hintergrundmusik (Pixelated_Onslaught.mp3) ins Projekt eingebunden. Gegner-Texturen importiert. Projektdatei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25</text:p>
          </table:table-cell>
          <table:table-cell table:style-name="ce10" office:value-type="string" calcext:value-type="string">
            <text:p>Neue Grafiken</text:p>
          </table:table-cell>
          <table:table-cell table:style-name="ce10" office:value-type="string" calcext:value-type="string">
            <text:p>Neue Grafiken hinzugefügt: Kommunismus-Ratten Walk-Animation, radioaktive Ratten Walk-Animation und neue Angriffs-Animation für den Spieler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24</text:p>
          </table:table-cell>
          <table:table-cell office:value-type="string" calcext:value-type="string">
            <text:p>Kommunismus-Ratten + Patrouille repariert</text:p>
          </table:table-cell>
          <table:table-cell office:value-type="string" calcext:value-type="string">
            <text:p>Neuer Gegnertyp 'Kommunismus-Ratte' hinzugefügt mit eigenem Skript, Szene und Patrouille-Logik. Ratten-Patrouille repariert. Gegner-Ordner reorganisiert (8 neue Dateien)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20</text:p>
          </table:table-cell>
          <table:table-cell office:value-type="string" calcext:value-type="string">
            <text:p>Grafik-Fixes: Treffer-Farbe</text:p>
          </table:table-cell>
          <table:table-cell office:value-type="string" calcext:value-type="string">
            <text:p>Grafische Verbesserungen: Shader für Treffer-Blinken bei Spieler und Gegnern hinzugefügt (Rot/Weiß-Effekt bei Schaden). 9 neue Shader- und Textur-Dateien. Barrel-Szene integrier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9</text:p>
          </table:table-cell>
          <table:table-cell office:value-type="string" calcext:value-type="string">
            <text:p>Branch zusammengeführt</text:p>
          </table:table-cell>
          <table:table-cell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9</text:p>
          </table:table-cell>
          <table:table-cell office:value-type="string" calcext:value-type="string">
            <text:p>Verbesserter Lebensbalken</text:p>
          </table:table-cell>
          <table:table-cell office:value-type="string" calcext:value-type="string">
            <text:p>Verbesserter Lebensbalken: Neues Design mit eigenen Textur-Grafiken (2 PNG-Dateien). Spieler-Skript und Szene angepasst. Kamera-Einstellungen überarbeite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19</text:p>
          </table:table-cell>
          <table:table-cell table:style-name="ce11" office:value-type="string" calcext:value-type="string">
            <text:p>Lagerfeuer-Korrektur</text:p>
          </table:table-cell>
          <table:table-cell table:style-name="ce11" office:value-type="string" calcext:value-type="string">
            <text:p>Lagerfeuer-Skript (area_2d.gd) und Lagerfeuer-Szene korrigiert – Heilungs­trigger funktioniert jetzt zuverlässig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9</text:p>
          </table:table-cell>
          <table:table-cell office:value-type="string" calcext:value-type="string">
            <text:p>Ebenen-Korrekturen</text:p>
          </table:table-cell>
          <table:table-cell office:value-type="string" calcext:value-type="string">
            <text:p>2 Datei(en) geändert. Betroffene Dateien: StartWorld.tscn, barrel.gd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19</text:p>
          </table:table-cell>
          <table:table-cell table:style-name="ce11" office:value-type="string" calcext:value-type="string">
            <text:p>Branch zusammengeführt</text:p>
          </table:table-cell>
          <table:table-cell table:style-name="ce11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9</text:p>
          </table:table-cell>
          <table:table-cell office:value-type="string" calcext:value-type="string">
            <text:p>Angriffs-Animation + Abklingzeit</text:p>
          </table:table-cell>
          <table:table-cell office:value-type="string" calcext:value-type="string">
            <text:p>Angriffs-Animation mit Abklingzeit implementiert. 4 neue Dateien, 6 alte entfernt. Spieler-Skript um Angriffs-Logik erweitert, Animations­ressource neu konfiguriert. Weltkarten-Textur ausgetausch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19</text:p>
          </table:table-cell>
          <table:table-cell table:style-name="ce11" office:value-type="string" calcext:value-type="string">
            <text:p>Fass-Objekt</text:p>
          </table:table-cell>
          <table:table-cell table:style-name="ce11" office:value-type="string" calcext:value-type="string">
            <text:p>Fass-Objekt hinzugefügt: Barrel-Szene, Fass-Textur (PNG + Import). Zusätzliche Mediendatei (_Mitsune_Haku_) hinzugefüg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9</text:p>
          </table:table-cell>
          <table:table-cell office:value-type="string" calcext:value-type="string">
            <text:p>Welt-Korrekturen</text:p>
          </table:table-cell>
          <table:table-cell office:value-type="string" calcext:value-type="string">
            <text:p>Welt-Korrekturen: Spieler-Position und Kollision in der Weltkarte angepasst. Spieler-Skript und Kamera-Grenzen korrigier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9</text:p>
          </table:table-cell>
          <table:table-cell office:value-type="string" calcext:value-type="string">
            <text:p>Branch zusammengeführt</text:p>
          </table:table-cell>
          <table:table-cell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9</text:p>
          </table:table-cell>
          <table:table-cell office:value-type="string" calcext:value-type="string">
            <text:p>Ratten-Fässer + Spawn-System</text:p>
          </table:table-cell>
          <table:table-cell office:value-type="string" calcext:value-type="string">
            <text:p>Ratten-Fässer implementiert: Neue Spawn-Skripte für Fässer in der Welt. 6 neue Dateien. Spieler kann nun mit Fässern interagieren. Spawnpunkte in der Weltkarte defin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19</text:p>
          </table:table-cell>
          <table:table-cell table:style-name="ce11" office:value-type="string" calcext:value-type="string">
            <text:p>Lagerfeuer endgültig repariert</text:p>
          </table:table-cell>
          <table:table-cell table:style-name="ce11" office:value-type="string" calcext:value-type="string">
            <text:p>Lagerfeuer endgültig repariert: Heilungs-Kollision (area_2d.gd) und Lagerfeuer-Szene grundlegend überarbeitet. Spieler-Skript für Heilungs-Interaktion angepass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19</text:p>
          </table:table-cell>
          <table:table-cell table:style-name="ce11" office:value-type="string" calcext:value-type="string">
            <text:p>Heilungsstation</text:p>
          </table:table-cell>
          <table:table-cell table:style-name="ce11" office:value-type="string" calcext:value-type="string">
            <text:p>Heilungsstation komplett neu implementiert: 11 neue Dateien, darunter Ein/Aus-Skript (an_aus.gd), Kollisions-Bereich (area_2d.gd) und Lagerfeuer-Szene. In die Weltkarte integrier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8</text:p>
          </table:table-cell>
          <table:table-cell office:value-type="string" calcext:value-type="string">
            <text:p>Verbesserte Welt-Textur</text:p>
          </table:table-cell>
          <table:table-cell office:value-type="string" calcext:value-type="string">
            <text:p>Verbesserte Welt-Textur hinzugefügt: Neue PNG-Grafik für Weltbauelemente. Weltkarte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8</text:p>
          </table:table-cell>
          <table:table-cell office:value-type="string" calcext:value-type="string">
            <text:p>Ausdauer + Schaden + Leben</text:p>
          </table:table-cell>
          <table:table-cell office:value-type="string" calcext:value-type="string">
            <text:p>Ausdauer-System eingebaut: Ausdauerleiste zum Spieler hinzugefügt. Schadens- und Lebenspunkte-System implementiert. 4 neue Dateien, 4 alte entfernt. Gegner-Szene überarbeite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2</text:p>
          </table:table-cell>
          <table:table-cell office:value-type="string" calcext:value-type="string">
            <text:p>Gegner-Lauf-Fix</text:p>
          </table:table-cell>
          <table:table-cell office:value-type="string" calcext:value-type="string">
            <text:p>Fehler behoben: Gegner blieben stehen. Gegner-Szene (Enemie_Jannik.tscn) und Weltkarte korrig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7" office:value-type="string" calcext:value-type="string">
            <text:p>Erwin Behr</text:p>
          </table:table-cell>
          <table:table-cell table:style-name="ce7" office:value-type="string" calcext:value-type="string">
            <text:p>2026-03-12</text:p>
          </table:table-cell>
          <table:table-cell table:style-name="ce12" office:value-type="string" calcext:value-type="string">
            <text:p>Gegner-Textur hinzugefügt</text:p>
          </table:table-cell>
          <table:table-cell table:style-name="ce12" office:value-type="string" calcext:value-type="string">
            <text:p>Gegner-Textur angepasst: Animations-Einstellungen in der Gegner-Szene (Enemie_Jannik.tscn) geänd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12</text:p>
          </table:table-cell>
          <table:table-cell table:style-name="ce11" office:value-type="string" calcext:value-type="string">
            <text:p>Neue Lagerfeuer-Animation</text:p>
          </table:table-cell>
          <table:table-cell table:style-name="ce11" office:value-type="string" calcext:value-type="string">
            <text:p>Neue Lagerfeuer-Animation: PNG-Sprite-Sheet und Import-Datei für animiertes Lagerfeuer hinzugefüg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12</text:p>
          </table:table-cell>
          <table:table-cell table:style-name="ce10" office:value-type="string" calcext:value-type="string">
            <text:p>Branch zusammengeführt</text:p>
          </table:table-cell>
          <table:table-cell table:style-name="ce10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2</text:p>
          </table:table-cell>
          <table:table-cell office:value-type="string" calcext:value-type="string">
            <text:p>Spieler-Szene aktualisiert</text:p>
          </table:table-cell>
          <table:table-cell office:value-type="string" calcext:value-type="string">
            <text:p>Spieler-Szene (Player.tscn) aktualisiert – kleinere Anpassungen an Kollision oder Layou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12</text:p>
          </table:table-cell>
          <table:table-cell table:style-name="ce10" office:value-type="string" calcext:value-type="string">
            <text:p>Gegner-Sprites</text:p>
          </table:table-cell>
          <table:table-cell table:style-name="ce10" office:value-type="string" calcext:value-type="string">
            <text:p>Zwei neue Gegner-Sprites hinzugefügt: Dunkelgraue Ratte und weiße Ratte (je PNG + Import-Datei)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2</text:p>
          </table:table-cell>
          <table:table-cell office:value-type="string" calcext:value-type="string">
            <text:p>Animation bearbeitet</text:p>
          </table:table-cell>
          <table:table-cell office:value-type="string" calcext:value-type="string">
            <text:p>Animations-Ablauf überarbeitet: Spieler-Skript, Szene und Animations-Ressource angepasst. Neue Sprite-Datei hinzugefügt, eine alte gelöscht. Wolken-Skript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12</text:p>
          </table:table-cell>
          <table:table-cell table:style-name="ce10" office:value-type="string" calcext:value-type="string">
            <text:p>Animations-Ressource erstellt</text:p>
          </table:table-cell>
          <table:table-cell table:style-name="ce10" office:value-type="string" calcext:value-type="string">
            <text:p>Neue Animations-Ressource (CatPlayerAnimation.tres) hinzugefügt – Animations-Frames für den Spieler defin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12</text:p>
          </table:table-cell>
          <table:table-cell table:style-name="ce10" office:value-type="string" calcext:value-type="string">
            <text:p>Push-Konflikt behoben</text:p>
          </table:table-cell>
          <table:table-cell table:style-name="ce10" office:value-type="string" calcext:value-type="string">
            <text:p>Push-Konflikt behoben: Welt-Szene und Welt-Startskript synchronis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12</text:p>
          </table:table-cell>
          <table:table-cell table:style-name="ce10" office:value-type="string" calcext:value-type="string">
            <text:p>Branch zusammengeführt</text:p>
          </table:table-cell>
          <table:table-cell table:style-name="ce10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12</text:p>
          </table:table-cell>
          <table:table-cell table:style-name="ce10" office:value-type="string" calcext:value-type="string">
            <text:p>Welt-Skript erstellt</text:p>
          </table:table-cell>
          <table:table-cell table:style-name="ce10" office:value-type="string" calcext:value-type="string">
            <text:p>Neue Welt-Dateien hinzugefügt: Welt-Szene, Welt-Skript und zugehörige UID-Datei erstell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2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-Session: 12 Dateien bearbeitet, 3 alte Szenen gelöscht. Gegner- und Spieler-Szenen überprüft und Ordnerstruktur bereinig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12</text:p>
          </table:table-cell>
          <table:table-cell table:style-name="ce10" office:value-type="string" calcext:value-type="string">
            <text:p>Branch zusammengeführt</text:p>
          </table:table-cell>
          <table:table-cell table:style-name="ce10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3-12</text:p>
          </table:table-cell>
          <table:table-cell table:style-name="ce10" office:value-type="string" calcext:value-type="string">
            <text:p>Spieler-Sprite + Hitbox angepasst</text:p>
          </table:table-cell>
          <table:table-cell table:style-name="ce10" office:value-type="string" calcext:value-type="string">
            <text:p>Spieler-Sprite ausgetauscht: Neues Katzen-Sprite (Pixel-Art) eingefügt. Hitbox und Kletter-Strahlen angepasst. 1 neue, 1 gelöschte Grafik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12</text:p>
          </table:table-cell>
          <table:table-cell table:style-name="ce11" office:value-type="string" calcext:value-type="string">
            <text:p>Lagerfeuer-Textur</text:p>
          </table:table-cell>
          <table:table-cell table:style-name="ce11" office:value-type="string" calcext:value-type="string">
            <text:p>Lagerfeuer-Objekt erstellt: Sprite-Textur (PNG + Import) für das Lagerfeuer hinzugefüg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12</text:p>
          </table:table-cell>
          <table:table-cell table:style-name="ce11" office:value-type="string" calcext:value-type="string">
            <text:p>Branch zusammengeführt</text:p>
          </table:table-cell>
          <table:table-cell table:style-name="ce11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2</text:p>
          </table:table-cell>
          <table:table-cell office:value-type="string" calcext:value-type="string">
            <text:p>Ordner-Verwaltung</text:p>
          </table:table-cell>
          <table:table-cell office:value-type="string" calcext:value-type="string">
            <text:p>Ordner-Struktur reorganisiert: Gegner-, Welt- und Cloud-Skripte in neue Unterordner verschoben und Pfade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3-12</text:p>
          </table:table-cell>
          <table:table-cell table:style-name="ce11" office:value-type="string" calcext:value-type="string">
            <text:p>Welt-Verbesserung</text:p>
          </table:table-cell>
          <table:table-cell table:style-name="ce11" office:value-type="string" calcext:value-type="string">
            <text:p>Welt-Verbesserung: Neue Welt-Textur (PNG + Import) hinzugefüg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12</text:p>
          </table:table-cell>
          <table:table-cell office:value-type="string" calcext:value-type="string">
            <text:p>Tilemap korrigiert</text:p>
          </table:table-cell>
          <table:table-cell office:value-type="string" calcext:value-type="string">
            <text:p>Tilemap-Fehler behoben: Welt-Szene (World.tscn) korrigier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05</text:p>
          </table:table-cell>
          <table:table-cell office:value-type="string" calcext:value-type="string">
            <text:p>Angriff-System gestartet</text:p>
          </table:table-cell>
          <table:table-cell office:value-type="string" calcext:value-type="string">
            <text:p>Angriffs-System gestartet: Grundlegende Angriffs-Logik im Spieler-Skript implementiert. Gegner-Szene und Projektdatei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3-05</text:p>
          </table:table-cell>
          <table:table-cell office:value-type="string" calcext:value-type="string">
            <text:p>Gegner + neue Welt-Textur</text:p>
          </table:table-cell>
          <table:table-cell office:value-type="string" calcext:value-type="string">
            <text:p>Gegner-Fehler behoben und neue Welt-Textur eingefügt. 4 neue Dateien. Spieler-Szene und Gegner-Szene überarbeite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2-05</text:p>
          </table:table-cell>
          <table:table-cell office:value-type="string" calcext:value-type="string">
            <text:p>Klettern repariert</text:p>
          </table:table-cell>
          <table:table-cell office:value-type="string" calcext:value-type="string">
            <text:p>Kletter-Mechanik repariert: Spieler-Skript und Szene korrigiert. Welt-Szene und Projektdatei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2-05</text:p>
          </table:table-cell>
          <table:table-cell table:style-name="ce10" office:value-type="string" calcext:value-type="string">
            <text:p>Branch zusammengeführt</text:p>
          </table:table-cell>
          <table:table-cell table:style-name="ce10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2-05</text:p>
          </table:table-cell>
          <table:table-cell table:style-name="ce10" office:value-type="string" calcext:value-type="string">
            <text:p>Weltkarte verbessert</text:p>
          </table:table-cell>
          <table:table-cell table:style-name="ce10" office:value-type="string" calcext:value-type="string">
            <text:p>Weltkarte verbessert: Neue Weltkarten-Grafik (Worldmap_HS.png) hinzugefügt, alte Worldmap.png ersetz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2-05</text:p>
          </table:table-cell>
          <table:table-cell office:value-type="string" calcext:value-type="string">
            <text:p>Spieler-Szene aktualisiert</text:p>
          </table:table-cell>
          <table:table-cell office:value-type="string" calcext:value-type="string">
            <text:p>Katzen-Spieler-Szene (CatPlayer.tscn) aktualisiert – kleinere Szenen-Anpassungen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2-05</text:p>
          </table:table-cell>
          <table:table-cell office:value-type="string" calcext:value-type="string">
            <text:p>Ausdauer hinzugefügt</text:p>
          </table:table-cell>
          <table:table-cell office:value-type="string" calcext:value-type="string">
            <text:p>Ausdauer-Leiste in Spieler-Skript und Szene integriert. Welt-Szene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2-05</text:p>
          </table:table-cell>
          <table:table-cell table:style-name="ce10" office:value-type="string" calcext:value-type="string">
            <text:p>Branch zusammengeführt</text:p>
          </table:table-cell>
          <table:table-cell table:style-name="ce10"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Erwin Behr</text:p>
          </table:table-cell>
          <table:table-cell table:style-name="ce3" office:value-type="string" calcext:value-type="string">
            <text:p>2026-02-05</text:p>
          </table:table-cell>
          <table:table-cell table:style-name="ce10" office:value-type="string" calcext:value-type="string">
            <text:p>Weltkarten-Textur</text:p>
          </table:table-cell>
          <table:table-cell table:style-name="ce10" office:value-type="string" calcext:value-type="string">
            <text:p>Neue Weltkarten-Textur (Worldmap_HS.png + Import) hinzugefüg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2-05</text:p>
          </table:table-cell>
          <table:table-cell office:value-type="string" calcext:value-type="string">
            <text:p>Animations-Bugfixes</text:p>
          </table:table-cell>
          <table:table-cell office:value-type="string" calcext:value-type="string">
            <text:p>Ebenen-Reihenfolge in der Weltkarte korrigiert. Barrel-Skript angepass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2-05</text:p>
          </table:table-cell>
          <table:table-cell office:value-type="string" calcext:value-type="string">
            <text:p>Branch zusammengeführt</text:p>
          </table:table-cell>
          <table:table-cell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2-05</text:p>
          </table:table-cell>
          <table:table-cell office:value-type="string" calcext:value-type="string">
            <text:p>Ausdauer-System begonnen</text:p>
          </table:table-cell>
          <table:table-cell office:value-type="string" calcext:value-type="string">
            <text:p>Ausdauer-System begonnen: Erste Implementierung in Spieler-Skript und Szene. Welt- und Cloud-Skript aktualisiert.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2-05</text:p>
          </table:table-cell>
          <table:table-cell table:style-name="ce11" office:value-type="string" calcext:value-type="string">
            <text:p>Gegner eingebaut</text:p>
          </table:table-cell>
          <table:table-cell table:style-name="ce11" office:value-type="string" calcext:value-type="string">
            <text:p>Gegner ins Spiel eingebaut: Gegner-Szene (Enemie_Jannik.tscn) und Welt-Szene aktualisiert. Neues Gegner-Skript (character_body_2d.gd) erstell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2-05</text:p>
          </table:table-cell>
          <table:table-cell office:value-type="string" calcext:value-type="string">
            <text:p>Kleine Korrekturen</text:p>
          </table:table-cell>
          <table:table-cell office:value-type="string" calcext:value-type="string">
            <text:p>Kleinere Korrekturen: Spieler-Skript, Szene, Welt, Wolken- und Welt-Skript überarbeite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1-29</text:p>
          </table:table-cell>
          <table:table-cell office:value-type="string" calcext:value-type="string">
            <text:p>Wolken überarbeitet</text:p>
          </table:table-cell>
          <table:table-cell office:value-type="string" calcext:value-type="string">
            <text:p>Wolken-System überarbeitet: 3 neue Grafiken (KI-generierte Katzenbilder), 8 alte entfernt. Spieler-Skript und Szene angepass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1-29</text:p>
          </table:table-cell>
          <table:table-cell office:value-type="string" calcext:value-type="string">
            <text:p>Wolken verbessert</text:p>
          </table:table-cell>
          <table:table-cell office:value-type="string" calcext:value-type="string">
            <text:p>Wolken weiter verbessert: Spieler in Unterordner 'StarkeKatze' verschoben, neue Katzen-Grafiken eingebunden. 23 Dateien bearbeite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1-29</text:p>
          </table:table-cell>
          <table:table-cell office:value-type="string" calcext:value-type="string">
            <text:p>Wolkenbewegung</text:p>
          </table:table-cell>
          <table:table-cell office:value-type="string" calcext:value-type="string">
            <text:p>Wolkenbewegung implementiert: Sky-Shader und Skripte erstellt. 6 neue Dateien (Sky.gd, Sky.gdshader etc.), 6 alte entfernt. Thumbs.db entfern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1-22</text:p>
          </table:table-cell>
          <table:table-cell office:value-type="string" calcext:value-type="string">
            <text:p>Welt-Szene aktualisiert</text:p>
          </table:table-cell>
          <table:table-cell office:value-type="string" calcext:value-type="string">
            <text:p>Welt-Szene (World.tscn) direkt aktualisiert – Kleinanpassungen am Szenen-Layou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1-22</text:p>
          </table:table-cell>
          <table:table-cell office:value-type="string" calcext:value-type="string">
            <text:p>Branch zusammengeführt</text:p>
          </table:table-cell>
          <table:table-cell office:value-type="string" calcext:value-type="string">
            <text:p>Zusammenführung von Änderungen aus dem Haupt-Branch (kein eigener Code)</text:p>
          </table:table-cell>
          <table:table-cell/>
          <table:table-cell table:style-name="Default" table:number-columns-repeated="16378"/>
        </table:table-row>
        <table:table-row table:style-name="ro3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Jannik Ziereisen</text:p>
          </table:table-cell>
          <table:table-cell table:style-name="ce4" office:value-type="string" calcext:value-type="string">
            <text:p>2026-01-22</text:p>
          </table:table-cell>
          <table:table-cell table:style-name="ce11" office:value-type="string" calcext:value-type="string">
            <text:p>Spieler-Animation + Minecraft-Stil</text:p>
          </table:table-cell>
          <table:table-cell table:style-name="ce11" office:value-type="string" calcext:value-type="string">
            <text:p>Spieler-Animationen und Minecraft-Stil-Elemente hinzugefügt: 12 neue Dateien, darunter neue Spieler-Grafiken und der 'StarkeKatze'-Spieler-Zweig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1-22</text:p>
          </table:table-cell>
          <table:table-cell office:value-type="string" calcext:value-type="string">
            <text:p>Wolken-Versuch</text:p>
          </table:table-cell>
          <table:table-cell office:value-type="string" calcext:value-type="string">
            <text:p>Erster Wolken-Versuch: Sky-Skript und Shader-Dateien erstellt (Sky.gd, Sky.gdshader). Spieler-Szene angepass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1-15</text:p>
          </table:table-cell>
          <table:table-cell office:value-type="string" calcext:value-type="string">
            <text:p>Klettern implementiert</text:p>
          </table:table-cell>
          <table:table-cell office:value-type="string" calcext:value-type="string">
            <text:p>Kletter-Mechanik erstmals implementiert: Spieler-Skript und Szene erweitert. Welt- und Skript-Dateien für Klettern vorbereitet.</text:p>
          </table:table-cell>
          <table:table-cell/>
          <table:table-cell table:style-name="Default" table:number-columns-repeated="1637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Pepe Jehmlich</text:p>
          </table:table-cell>
          <table:table-cell office:value-type="string" calcext:value-type="string">
            <text:p>2026-01-15</text:p>
          </table:table-cell>
          <table:table-cell office:value-type="string" calcext:value-type="string">
            <text:p>Spieler Hinzugefügt</text:p>
          </table:table-cell>
          <table:table-cell office:value-type="string" calcext:value-type="string">
            <text:p>Spieler-Szene (Player.tscn) hinzugefügt</text:p>
          </table:table-cell>
          <table:table-cell/>
          <table:table-cell table:style-name="Default" table:number-columns-repeated="16378"/>
        </table:table-row>
        <table:table-row table:style-name="ro4">
          <table:table-cell table:style-name="ce6"/>
          <table:table-cell table:style-name="ce8" table:number-columns-repeated="2"/>
          <table:table-cell table:style-name="ce13" table:number-columns-repeated="2"/>
          <table:table-cell/>
          <table:table-cell table:style-name="Default" table:number-columns-repeated="16378"/>
        </table:table-row>
        <table:table-row table:style-name="ro5">
          <table:table-cell table:style-name="ce6"/>
          <table:table-cell table:style-name="Default" table:number-columns-repeated="4"/>
          <table:table-cell/>
          <table:table-cell table:style-name="Default" table:number-columns-repeated="16378"/>
        </table:table-row>
        <table:table-row table:style-name="ro5" table:number-rows-repeated="6">
          <table:table-cell table:style-name="ce6"/>
          <table:table-cell table:style-name="ce8" table:number-columns-repeated="2"/>
          <table:table-cell table:style-name="ce13" table:number-columns-repeated="2"/>
          <table:table-cell/>
          <table:table-cell table:style-name="Default" table:number-columns-repeated="16378"/>
        </table:table-row>
        <table:table-row table:style-name="ro5">
          <table:table-cell table:style-name="ce6"/>
          <table:table-cell table:style-name="ce8" table:number-columns-repeated="2"/>
          <table:table-cell table:style-name="ce13" table:number-columns-repeated="2"/>
          <table:table-cell/>
          <table:table-cell table:style-name="Default" table:number-columns-repeated="16378"/>
        </table:table-row>
      </table:table>
      <table:table table:name="Legende" table:style-name="ta2">
        <table:table-column table:style-name="co7" table:default-cell-style-name="ce15"/>
        <table:table-column table:style-name="co2" table:default-cell-style-name="Default"/>
        <table:table-column table:style-name="co6" table:number-columns-repeated="16382"/>
        <table:table-row table:style-name="ro7">
          <table:table-cell office:value-type="string" calcext:value-type="string">
            <text:p>Farbkodierung der Entwickler</text:p>
          </table:table-cell>
          <table:table-cell/>
          <table:table-cell table:style-name="Default" table:number-columns-repeated="16382"/>
        </table:table-row>
        <table:table-row table:style-name="ro6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GitHub-Username</text:p>
          </table:table-cell>
          <table:table-cell table:style-name="Default" table:number-columns-repeated="16382"/>
        </table:table-row>
        <table:table-row table:style-name="ro6">
          <table:table-cell table:style-name="ce17" office:value-type="string" calcext:value-type="string">
            <text:p>Pepe Jehmlich</text:p>
          </table:table-cell>
          <table:table-cell table:style-name="ce20" office:value-type="string" calcext:value-type="string">
            <text:p>ThgTheReal</text:p>
          </table:table-cell>
          <table:table-cell table:style-name="Default" table:number-columns-repeated="16382"/>
        </table:table-row>
        <table:table-row table:style-name="ro6">
          <table:table-cell table:style-name="ce18" office:value-type="string" calcext:value-type="string">
            <text:p>Erwin Behr</text:p>
          </table:table-cell>
          <table:table-cell table:style-name="ce21" office:value-type="string" calcext:value-type="string">
            <text:p>Behrchen69</text:p>
          </table:table-cell>
          <table:table-cell table:style-name="Default" table:number-columns-repeated="16382"/>
        </table:table-row>
        <table:table-row table:style-name="ro6">
          <table:table-cell table:style-name="ce19" office:value-type="string" calcext:value-type="string">
            <text:p>Jannik Ziereisen</text:p>
          </table:table-cell>
          <table:table-cell table:style-name="ce22" office:value-type="string" calcext:value-type="string">
            <text:p>Fischlord-rgb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egende" style:display-name="PageStyle_Legen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it-Verlauf" style:display-name="PageStyle_Commit-Verlau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3-25T18:51:44</meta:creation-date>
    <dc:date>2026-03-25T20:08:22.413445900</dc:date>
    <meta:generator>LibreOffice/25.8.5.2$Windows_X86_64 LibreOffice_project/9c8b85f387cc00a89945a79c9e6239f32e450ac2</meta:generator>
    <meta:editing-duration>PT11M20S</meta:editing-duration>
    <meta:editing-cycles>4</meta:editing-cycles>
    <meta:document-statistic meta:table-count="2" meta:cell-count="396" meta:object-count="0"/>
    <meta:user-defined meta:name="AppVersion">3.1</meta:user-defined>
  </office:meta>
</office:document-meta>
</file>